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master-page-name="HTML"/>
    <style:style style:name="T1" style:family="text">
      <style:text-properties fo:font-weight="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cu56"/><text:span text:style-name="T1">Adel</text:span><text:bookmark text:name="cu560"/><text:line-break/>Fastenzeit:<text:bookmark text:name="cu561"/><text:line-break/>Christliche Feiertage (40 Tage vor Ostern, 3 Tage vor Christi Himmelfahrt) und freitags und samstags.<text:bookmark text:name="cu562"/><text:line-break/><text:bookmark text:name="cu563"/><text:line-break/>–. Fleisch (Verbot während der Fastenzeit)<text:bookmark text:name="cu564"/><text:line-break/>–. Milch (Verbot während der Fastenzeit)<text:bookmark text:name="cu565"/><text:line-break/>–. Eier (Verbot während der Fastenzeit)<text:bookmark text:name="cu566"/><text:line-break/>–. Käse (Verbot während der Fastenzeit)<text:bookmark text:name="cu567"/><text:line-break/>–. Fisch (Wurde in der Fastenzeit statt Fleisch gegessen)<text:bookmark text:name="cu568"/><text:line-break/>–. Bier<text:bookmark text:name="cu569"/><text:line-break/>–. Wein (Mit Kräutern und Gewürzen)<text:bookmark text:name="cu5610"/><text:line-break/>–. Met<text:bookmark text:name="cu5611"/><text:line-break/>–. Sehr wenig Obst oder Gemüse<text:bookmark text:name="cu5612"/><text:line-break/><text:bookmark text:name="cu5613"/><text:line-break/><text:bookmark text:name="cu5614"/><text:span text:style-name="T1">Bauern</text:span><text:bookmark text:name="cu5615"/><text:line-break/>Erste Mahlzeit im Morgengrauen. Die zweite sechs oder sieben Stunden später (Frühmal – Meist das umfangreichste Mahl). Das dritte nach der Arbeit.<text:bookmark text:name="cu5616"/><text:line-break/>–. Brei (Gerste und Hafer)<text:bookmark text:name="cu5617"/><text:line-break/>–. Brot (Meist aus Roggenmehl, später auch aus Weizenmehl)<text:bookmark text:name="cu5618"/><text:line-break/>–. Hülsenfrüchte<text:bookmark text:name="cu5619"/><text:line-break/>–. Schweinefleisch (Gepökelt oder geräuchert, um die Haltbarkeit zu verlängern. Bei wenigen festlichen Anlässen)<text:bookmark text:name="cu5620"/><text:line-break/>–. Kraut (Konservierung durch Einsäuerung)<text:bookmark text:name="cu5621"/><text:line-break/>–. Obst (Konservierung durch Dörren)<text:bookmark text:name="cu5622"/><text:line-break/>–. Am Meer: Fisch (Heringe wurden in Salzlauge gelegt und übers Feuer gehängt, damit sie mehrere Monate haltbar blieben. Kabeljau zählte in Nordeuropa zu den beliebtesten Speisefischen. Er wurde in Streifen geschnitten und an der Sonne getrocknet)<text:bookmark text:name="cu5623"/><text:line-break/><text:bookmark text:name="cu5624"/><text:line-break/><text:bookmark text:name="cu5625"/><text:span text:style-name="T1">Unbekannte Nahrungsmittel</text:span><text:bookmark text:name="cu5626"/><text:line-break/>–. Kartoffel<text:bookmark text:name="cu5627"/><text:line-break/>–. Tomate<text:bookmark text:name="cu5628"/><text:line-break/>–. Mais<text:bookmark text:name="cu5629"/><text:bookmark text:name="cu56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598in" fo:margin-right="0.0598in" fo:margin-top="0.0598in" fo:margin-bottom="0.0598in" fo:text-indent="0in"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creation-date>2008-08-13T14:01:28</meta:creation-date>
    <dc:language>en-US</dc:language>
    <meta:editing-cycles>1</meta:editing-cycles>
    <meta:editing-duration>PT0S</meta:editing-duration>
    <meta:hyperlink-behaviour office:target-frame-name="_top" xlink:show="replace"/>
    <meta:user-defined meta:name="Info 1"/>
    <meta:user-defined meta:name="Info 2"/>
    <meta:user-defined meta:name="Info 3"/>
    <meta:user-defined meta:name="Info 4"/>
    <meta:document-statistic meta:table-count="0" meta:image-count="0" meta:object-count="0" meta:page-count="1" meta:paragraph-count="1" meta:word-count="154" meta:character-count="1180"/>
  </office:meta>
</office:document-meta>
</file>